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12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Market Capitalisation(crores</text:p>
          </table:table-cell>
          <table:table-cell table:style-name="ce3" office:value-type="string" calcext:value-type="string">
            <text:p>Price per share</text:p>
          </table:table-cell>
          <table:table-cell table:style-name="ce3" office:value-type="string" calcext:value-type="string">
            <text:p>Book Value per Share</text:p>
          </table:table-cell>
          <table:table-cell table:style-name="ce3" office:value-type="string" calcext:value-type="string">
            <text:p>Price/Book</text:p>
          </table:table-cell>
          <table:table-cell table:style-name="ce3" office:value-type="string" calcext:value-type="string">
            <text:p>Face Value</text:p>
          </table:table-cell>
          <table:table-cell table:style-name="ce3" office:value-type="string" calcext:value-type="string">
            <text:p>Total Equity(crores)</text:p>
          </table:table-cell>
          <table:table-cell table:style-name="ce3" office:value-type="string" calcext:value-type="string">
            <text:p>Current Liabilities(crores)</text:p>
          </table:table-cell>
          <table:table-cell table:style-name="ce3" office:value-type="string" calcext:value-type="string">
            <text:p>Total Debt(crores)</text:p>
          </table:table-cell>
          <table:table-cell table:style-name="ce3" office:value-type="string" calcext:value-type="string">
            <text:p>Cash and Cash Equivalents(crores)</text:p>
          </table:table-cell>
          <table:table-cell table:style-name="ce3" office:value-type="string" calcext:value-type="string">
            <text:p>Inventories(crores)</text:p>
          </table:table-cell>
          <table:table-cell table:style-name="ce3" office:value-type="string" calcext:value-type="string">
            <text:p>Current Assets(crores)</text:p>
          </table:table-cell>
          <table:table-cell table:style-name="ce3" office:value-type="string" calcext:value-type="string">
            <text:p>Basic EPS</text:p>
          </table:table-cell>
          <table:table-cell table:style-name="ce3" office:value-type="string" calcext:value-type="string">
            <text:p>Diluted EPS</text:p>
          </table:table-cell>
          <table:table-cell table:style-name="ce3" office:value-type="string" calcext:value-type="string">
            <text:p>P/E</text:p>
          </table:table-cell>
          <table:table-cell table:style-name="ce3" office:value-type="string" calcext:value-type="string">
            <text:p>Total Revenue(crores)</text:p>
          </table:table-cell>
          <table:table-cell table:style-name="ce3" office:value-type="string" calcext:value-type="string">
            <text:p>Expenses(crores)</text:p>
          </table:table-cell>
          <table:table-cell table:style-name="ce3" office:value-type="string" calcext:value-type="string">
            <text:p>EBITDA (crores)</text:p>
          </table:table-cell>
          <table:table-cell table:style-name="ce3" office:value-type="string" calcext:value-type="string">
            <text:p>Net Profit(crores)</text:p>
          </table:table-cell>
          <table:table-cell table:style-name="ce3" office:value-type="string" calcext:value-type="string">
            <text:p>EBITDA Margin(%)</text:p>
          </table:table-cell>
          <table:table-cell table:style-name="ce3" office:value-type="string" calcext:value-type="string">
            <text:p>Net Profit Margin(%)</text:p>
          </table:table-cell>
          <table:table-cell table:style-name="ce3" office:value-type="string" calcext:value-type="string">
            <text:p>D/E</text:p>
          </table:table-cell>
          <table:table-cell table:style-name="ce3" office:value-type="string" calcext:value-type="string">
            <text:p>current ratio</text:p>
          </table:table-cell>
          <table:table-cell table:style-name="ce3" office:value-type="string" calcext:value-type="string">
            <text:p>quick ratio</text:p>
          </table:table-cell>
          <table:table-cell table:style-name="ce3" office:value-type="string" calcext:value-type="string">
            <text:p>Enterprise Value</text:p>
          </table:table-cell>
          <table:table-cell table:style-name="ce1" office:value-type="string" calcext:value-type="string">
            <text:p>EV/EBITDA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INFY</text:p>
          </table:table-cell>
          <table:table-cell table:style-name="ce1" office:value-type="float" office:value="31899.67" calcext:value-type="float">
            <text:p>31899.67</text:p>
          </table:table-cell>
          <table:table-cell table:style-name="ce1" office:value-type="float" office:value="730.3" calcext:value-type="float">
            <text:p>730.3</text:p>
          </table:table-cell>
          <table:table-cell table:style-name="ce1" office:value-type="float" office:value="148.62" calcext:value-type="float">
            <text:p>148.62</text:p>
          </table:table-cell>
          <table:table-cell table:style-name="ce1" table:formula="of:=[.C2]/[.D2]" office:value-type="float" office:value="4.91387431032163" calcext:value-type="float">
            <text:p>4.913874310321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923" calcext:value-type="float">
            <text:p>64923</text:p>
          </table:table-cell>
          <table:table-cell table:style-name="ce1" office:value-type="float" office:value="14105" calcext:value-type="float">
            <text:p>14105</text:p>
          </table:table-cell>
          <table:table-cell table:style-name="ce1" office:value-type="float" office:value="14966" calcext:value-type="float">
            <text:p>14966</text:p>
          </table:table-cell>
          <table:table-cell table:style-name="ce1" office:value-type="float" office:value="19818" calcext:value-type="float">
            <text:p>198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17" calcext:value-type="float">
            <text:p>50017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table:formula="of:=[.C2]/[.N2]" office:value-type="float" office:value="10.2859154929577" calcext:value-type="float">
            <text:p>10.2859154929577</text:p>
          </table:table-cell>
          <table:table-cell table:style-name="ce1" office:value-type="float" office:value="73715" calcext:value-type="float">
            <text:p>73715</text:p>
          </table:table-cell>
          <table:table-cell table:style-name="ce1" table:formula="of:=6167+38893" office:value-type="float" office:value="45060" calcext:value-type="float">
            <text:p>45060</text:p>
          </table:table-cell>
          <table:table-cell table:formula="of:=[.P2]-[.Q2]" office:value-type="float" office:value="28655" calcext:value-type="float">
            <text:p>28655</text:p>
          </table:table-cell>
          <table:table-cell table:style-name="ce4" office:value-type="float" office:value="16100" calcext:value-type="float">
            <text:p>16,100</text:p>
          </table:table-cell>
          <table:table-cell table:formula="of:=([.R2]/[.P2] )*100" office:value-type="float" office:value="38.8726853421963" calcext:value-type="float">
            <text:p>38.8726853421963</text:p>
          </table:table-cell>
          <table:table-cell table:formula="of:=([.S2]/[.Q2] )*100" office:value-type="float" office:value="35.7301375943187" calcext:value-type="float">
            <text:p>35.7301375943187</text:p>
          </table:table-cell>
          <table:table-cell table:formula="of:=[.I2]/[.G2]" office:value-type="float" office:value="0.230519230473022" calcext:value-type="float">
            <text:p>0.230519230473022</text:p>
          </table:table-cell>
          <table:table-cell table:formula="of:=[.L2]/[.H2]" office:value-type="float" office:value="3.54604750088621" calcext:value-type="float">
            <text:p>3.54604750088621</text:p>
          </table:table-cell>
          <table:table-cell table:formula="of:=[.J2]/[.H2]" office:value-type="float" office:value="1.40503367600142" calcext:value-type="float">
            <text:p>1.40503367600142</text:p>
          </table:table-cell>
          <table:table-cell table:formula="of:=[.B2]+[.I2]-([.J2]+[.K2])" office:value-type="float" office:value="27047.67" calcext:value-type="float">
            <text:p>27047.67</text:p>
          </table:table-cell>
          <table:table-cell table:formula="of:=[.Y2]/[.R2]" office:value-type="float" office:value="0.94390752050253" calcext:value-type="float">
            <text:p>0.9439075205025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WIPRO</text:p>
          </table:table-cell>
          <table:table-cell table:style-name="ce1" office:value-type="float" office:value="159803.56" calcext:value-type="float">
            <text:p>159803.56</text:p>
          </table:table-cell>
          <table:table-cell table:style-name="ce1" office:value-type="float" office:value="354.2" calcext:value-type="float">
            <text:p>354.2</text:p>
          </table:table-cell>
          <table:table-cell table:style-name="ce1" office:value-type="float" office:value="106.45" calcext:value-type="float">
            <text:p>106.45</text:p>
          </table:table-cell>
          <table:table-cell table:style-name="ce1" table:formula="of:=[.C3]/[.D3]" office:value-type="float" office:value="3.32738374823861" calcext:value-type="float">
            <text:p>3.327383748238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926.3" calcext:value-type="float">
            <text:p>47926.3</text:p>
          </table:table-cell>
          <table:table-cell table:style-name="ce1" office:value-type="float" office:value="21350.7" calcext:value-type="float">
            <text:p>21350.7</text:p>
          </table:table-cell>
          <table:table-cell table:formula="of:=21350.7+6175.3" office:value-type="float" office:value="27526" calcext:value-type="float">
            <text:p>27526</text:p>
          </table:table-cell>
          <table:table-cell table:style-name="ce1" office:value-type="float" office:value="4492.5" calcext:value-type="float">
            <text:p>4492.5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50615" calcext:value-type="float">
            <text:p>50615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table:formula="of:=[.C3]/[.N3]" office:value-type="float" office:value="20.8352941176471" calcext:value-type="float">
            <text:p>20.8352941176471</text:p>
          </table:table-cell>
          <table:table-cell table:style-name="ce1" office:value-type="float" office:value="57035" calcext:value-type="float">
            <text:p>57035</text:p>
          </table:table-cell>
          <table:table-cell table:formula="of:=1843.4+50.5+27222.3+583+14983" office:value-type="float" office:value="44682.2" calcext:value-type="float">
            <text:p>44682.2</text:p>
          </table:table-cell>
          <table:table-cell table:formula="of:=[.P3]-[.Q3]" office:value-type="float" office:value="12352.8" calcext:value-type="float">
            <text:p>12352.8</text:p>
          </table:table-cell>
          <table:table-cell table:style-name="ce1" office:value-type="float" office:value="8002" calcext:value-type="float">
            <text:p>8002</text:p>
          </table:table-cell>
          <table:table-cell table:formula="of:=([.R3]/[.P3] )*100" office:value-type="float" office:value="21.6582800035066" calcext:value-type="float">
            <text:p>21.6582800035066</text:p>
          </table:table-cell>
          <table:table-cell table:formula="of:=([.S3]/[.Q3] )*100" office:value-type="float" office:value="17.9086974231349" calcext:value-type="float">
            <text:p>17.9086974231349</text:p>
          </table:table-cell>
          <table:table-cell table:formula="of:=[.I3]/[.G3]" office:value-type="float" office:value="0.574340184825451" calcext:value-type="float">
            <text:p>0.574340184825451</text:p>
          </table:table-cell>
          <table:table-cell table:formula="of:=[.L3]/[.H3]" office:value-type="float" office:value="2.3706482691434" calcext:value-type="float">
            <text:p>2.3706482691434</text:p>
          </table:table-cell>
          <table:table-cell table:formula="of:=[.J3]/[.H3]" office:value-type="float" office:value="0.210414646826568" calcext:value-type="float">
            <text:p>0.210414646826568</text:p>
          </table:table-cell>
          <table:table-cell table:formula="of:=[.B3]+[.I3]-([.J3]+[.K3])" office:value-type="float" office:value="182500.06" calcext:value-type="float">
            <text:p>182500.06</text:p>
          </table:table-cell>
          <table:table-cell table:formula="of:=[.Y3]/[.R3]" office:value-type="float" office:value="14.773983226475" calcext:value-type="float">
            <text:p>14.77398322647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HCLTECH</text:p>
          </table:table-cell>
          <table:table-cell table:style-name="ce1" office:value-type="float" office:value="131726.88" calcext:value-type="float">
            <text:p>131726.88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268.23" calcext:value-type="float">
            <text:p>268.23</text:p>
          </table:table-cell>
          <table:table-cell table:style-name="ce1" table:formula="of:=[.C4]/[.D4]" office:value-type="float" office:value="3.6349401632927" calcext:value-type="float">
            <text:p>3.63494016329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386" calcext:value-type="float">
            <text:p>36386</text:p>
          </table:table-cell>
          <table:table-cell table:style-name="ce1" office:value-type="float" office:value="10107" calcext:value-type="float">
            <text:p>10107</text:p>
          </table:table-cell>
          <table:table-cell table:formula="of:=10107+1530" office:value-type="float" office:value="11637" calcext:value-type="float">
            <text:p>11637</text:p>
          </table:table-cell>
          <table:table-cell table:style-name="ce1" office:value-type="float" office:value="4018" calcext:value-type="float">
            <text:p>4018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24558" calcext:value-type="float">
            <text:p>24558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table:formula="of:=[.C4]/[.N4]" office:value-type="float" office:value="15.7258064516129" calcext:value-type="float">
            <text:p>15.7258064516129</text:p>
          </table:table-cell>
          <table:table-cell table:style-name="ce1" office:value-type="float" office:value="22775" calcext:value-type="float">
            <text:p>22775</text:p>
          </table:table-cell>
          <table:table-cell table:formula="of:=138+2918+50+7365+23+2263" office:value-type="float" office:value="12757" calcext:value-type="float">
            <text:p>12757</text:p>
          </table:table-cell>
          <table:table-cell table:formula="of:=[.P4]-[.Q4]" office:value-type="float" office:value="10018" calcext:value-type="float">
            <text:p>10018</text:p>
          </table:table-cell>
          <table:table-cell table:style-name="ce1" office:value-type="float" office:value="7362" calcext:value-type="float">
            <text:p>7362</text:p>
          </table:table-cell>
          <table:table-cell table:formula="of:=([.R4]/[.P4] )*100" office:value-type="float" office:value="43.98682766191" calcext:value-type="float">
            <text:p>43.98682766191</text:p>
          </table:table-cell>
          <table:table-cell table:formula="of:=([.S4]/[.Q4] )*100" office:value-type="float" office:value="57.7094928274673" calcext:value-type="float">
            <text:p>57.7094928274673</text:p>
          </table:table-cell>
          <table:table-cell table:formula="of:=[.I4]/[.G4]" office:value-type="float" office:value="0.319820810201726" calcext:value-type="float">
            <text:p>0.319820810201726</text:p>
          </table:table-cell>
          <table:table-cell table:formula="of:=[.L4]/[.H4]" office:value-type="float" office:value="2.42980112793114" calcext:value-type="float">
            <text:p>2.42980112793114</text:p>
          </table:table-cell>
          <table:table-cell table:formula="of:=[.J4]/[.H4]" office:value-type="float" office:value="0.397546255070743" calcext:value-type="float">
            <text:p>0.397546255070743</text:p>
          </table:table-cell>
          <table:table-cell table:formula="of:=[.B4]+[.I4]-([.J4]+[.K4])" office:value-type="float" office:value="139173.88" calcext:value-type="float">
            <text:p>139173.88</text:p>
          </table:table-cell>
          <table:table-cell table:formula="of:=[.Y4]/[.R4]" office:value-type="float" office:value="13.8923817129168" calcext:value-type="float">
            <text:p>13.892381712916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ECHM</text:p>
          </table:table-cell>
          <table:table-cell table:style-name="ce1" office:value-type="float" office:value="71497" calcext:value-type="float">
            <text:p>71497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97.68" calcext:value-type="float">
            <text:p>197.68</text:p>
          </table:table-cell>
          <table:table-cell table:style-name="ce1" table:formula="of:=[.C5]/[.D5]" office:value-type="float" office:value="3.69789558883043" calcext:value-type="float">
            <text:p>3.697895588830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840.5" calcext:value-type="float">
            <text:p>18840.5</text:p>
          </table:table-cell>
          <table:table-cell table:style-name="ce1" office:value-type="float" office:value="7916.7" calcext:value-type="float">
            <text:p>7916.7</text:p>
          </table:table-cell>
          <table:table-cell table:formula="of:=7916.7+3168.6" office:value-type="float" office:value="11085.3" calcext:value-type="float">
            <text:p>11085.3</text:p>
          </table:table-cell>
          <table:table-cell table:style-name="ce1" office:value-type="float" office:value="3044.3" calcext:value-type="float">
            <text:p>3044.3</text:p>
          </table:table-cell>
          <table:table-cell table:style-name="ce1" office:value-type="float" office:value="65.9" calcext:value-type="float">
            <text:p>65.9</text:p>
          </table:table-cell>
          <table:table-cell table:style-name="ce1" office:value-type="float" office:value="18107" calcext:value-type="float">
            <text:p>18107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table:formula="of:=[.C5]/[.N5]" office:value-type="float" office:value="17" calcext:value-type="float">
            <text:p>17</text:p>
          </table:table-cell>
          <table:table-cell table:style-name="ce1" office:value-type="float" office:value="25391" calcext:value-type="float">
            <text:p>25391</text:p>
          </table:table-cell>
          <table:table-cell table:formula="of:=20485.4-656.2" office:value-type="float" office:value="19829.2" calcext:value-type="float">
            <text:p>19829.2</text:p>
          </table:table-cell>
          <table:table-cell table:formula="of:=[.P5]-[.Q5]" office:value-type="float" office:value="5561.8" calcext:value-type="float">
            <text:p>5561.8</text:p>
          </table:table-cell>
          <table:table-cell table:style-name="ce1" office:value-type="float" office:value="3999.3" calcext:value-type="float">
            <text:p>3999.3</text:p>
          </table:table-cell>
          <table:table-cell table:formula="of:=([.R5]/[.P5] )*100" office:value-type="float" office:value="21.9046118703478" calcext:value-type="float">
            <text:p>21.9046118703478</text:p>
          </table:table-cell>
          <table:table-cell table:formula="of:=([.S5]/[.Q5] )*100" office:value-type="float" office:value="20.1687410485547" calcext:value-type="float">
            <text:p>20.1687410485547</text:p>
          </table:table-cell>
          <table:table-cell table:formula="of:=[.I5]/[.G5]" office:value-type="float" office:value="0.588376104668135" calcext:value-type="float">
            <text:p>0.588376104668135</text:p>
          </table:table-cell>
          <table:table-cell table:formula="of:=[.L5]/[.H5]" office:value-type="float" office:value="2.28719036972476" calcext:value-type="float">
            <text:p>2.28719036972476</text:p>
          </table:table-cell>
          <table:table-cell table:formula="of:=[.J5]/[.H5]" office:value-type="float" office:value="0.384541538772468" calcext:value-type="float">
            <text:p>0.384541538772468</text:p>
          </table:table-cell>
          <table:table-cell table:formula="of:=[.B5]+[.I5]-([.J5]+[.K5])" office:value-type="float" office:value="79472.1" calcext:value-type="float">
            <text:p>79472.1</text:p>
          </table:table-cell>
          <table:table-cell table:formula="of:=[.Y5]/[.R5]" office:value-type="float" office:value="14.2889172570031" calcext:value-type="float">
            <text:p>14.288917257003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CS</text:p>
          </table:table-cell>
          <table:table-cell table:style-name="ce1" office:value-type="float" office:value="720101.39" calcext:value-type="float">
            <text:p>720101.39</text:p>
          </table:table-cell>
          <table:table-cell table:style-name="ce1" office:value-type="float" office:value="1919.5" calcext:value-type="float">
            <text:p>1919.5</text:p>
          </table:table-cell>
          <table:table-cell table:style-name="ce1" office:value-type="float" office:value="227.92" calcext:value-type="float">
            <text:p>227.92</text:p>
          </table:table-cell>
          <table:table-cell table:style-name="ce1" table:formula="of:=[.C6]/[.D6]" office:value-type="float" office:value="8.42181467181467" calcext:value-type="float">
            <text:p>8.421814671814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5128" calcext:value-type="float">
            <text:p>85128</text:p>
          </table:table-cell>
          <table:table-cell table:style-name="ce1" office:value-type="float" office:value="17828" calcext:value-type="float">
            <text:p>17828</text:p>
          </table:table-cell>
          <table:table-cell table:formula="of:=17828+2938" office:value-type="float" office:value="20766" calcext:value-type="float">
            <text:p>20766</text:p>
          </table:table-cell>
          <table:table-cell table:style-name="ce1" office:value-type="float" office:value="7161" calcext:value-type="float">
            <text:p>716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1224" calcext:value-type="float">
            <text:p>81224</text:p>
          </table:table-cell>
          <table:table-cell table:number-columns-repeated="2" table:style-name="ce1" office:value-type="float" office:value="134" calcext:value-type="float">
            <text:p>134</text:p>
          </table:table-cell>
          <table:table-cell table:style-name="ce1" table:formula="of:=[.C6]/[.N6]" office:value-type="float" office:value="14.3246268656716" calcext:value-type="float">
            <text:p>14.3246268656716</text:p>
          </table:table-cell>
          <table:table-cell table:style-name="ce1" office:value-type="float" office:value="126746" calcext:value-type="float">
            <text:p>126746</text:p>
          </table:table-cell>
          <table:table-cell table:formula="of:=92654-2014" office:value-type="float" office:value="90640" calcext:value-type="float">
            <text:p>90640</text:p>
          </table:table-cell>
          <table:table-cell table:formula="of:=[.P6]-[.Q6]" office:value-type="float" office:value="36106" calcext:value-type="float">
            <text:p>36106</text:p>
          </table:table-cell>
          <table:table-cell table:style-name="ce1" office:value-type="float" office:value="25880" calcext:value-type="float">
            <text:p>25880</text:p>
          </table:table-cell>
          <table:table-cell table:formula="of:=([.R6]/[.P6] )*100" office:value-type="float" office:value="28.4868950499424" calcext:value-type="float">
            <text:p>28.4868950499424</text:p>
          </table:table-cell>
          <table:table-cell table:formula="of:=([.S6]/[.Q6] )*100" office:value-type="float" office:value="28.5525154457193" calcext:value-type="float">
            <text:p>28.5525154457193</text:p>
          </table:table-cell>
          <table:table-cell table:formula="of:=[.I6]/[.G6]" office:value-type="float" office:value="0.243938539610939" calcext:value-type="float">
            <text:p>0.243938539610939</text:p>
          </table:table-cell>
          <table:table-cell table:formula="of:=[.L6]/[.H6]" office:value-type="float" office:value="4.55597935831277" calcext:value-type="float">
            <text:p>4.55597935831277</text:p>
          </table:table-cell>
          <table:table-cell table:formula="of:=[.J6]/[.H6]" office:value-type="float" office:value="0.401671527933588" calcext:value-type="float">
            <text:p>0.401671527933588</text:p>
          </table:table-cell>
          <table:table-cell table:formula="of:=[.B6]+[.I6]-([.J6]+[.K6])" office:value-type="float" office:value="733680.39" calcext:value-type="float">
            <text:p>733680.39</text:p>
          </table:table-cell>
          <table:table-cell table:formula="of:=[.Y6]/[.R6]" office:value-type="float" office:value="20.3201791945937" calcext:value-type="float">
            <text:p>20.320179194593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PHASIS</text:p>
          </table:table-cell>
          <table:table-cell table:style-name="ce1" office:value-type="float" office:value="17124.89" calcext:value-type="float">
            <text:p>17124.89</text:p>
          </table:table-cell>
          <table:table-cell table:style-name="ce1" office:value-type="float" office:value="920.3" calcext:value-type="float">
            <text:p>920.3</text:p>
          </table:table-cell>
          <table:table-cell table:style-name="ce1" office:value-type="float" office:value="294.13" calcext:value-type="float">
            <text:p>294.13</text:p>
          </table:table-cell>
          <table:table-cell table:style-name="ce1" table:formula="of:=[.C7]/[.D7]" office:value-type="float" office:value="3.12888858667936" calcext:value-type="float">
            <text:p>3.1288885866793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81.78" calcext:value-type="float">
            <text:p>5481.78</text:p>
          </table:table-cell>
          <table:table-cell table:style-name="ce1" office:value-type="float" office:value="1401.97" calcext:value-type="float">
            <text:p>1401.97</text:p>
          </table:table-cell>
          <table:table-cell table:formula="of:=1401.97+101.59" office:value-type="float" office:value="1503.56" calcext:value-type="float">
            <text:p>1503.56</text:p>
          </table:table-cell>
          <table:table-cell table:style-name="ce1" office:value-type="float" office:value="706.72" calcext:value-type="float">
            <text:p>706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46.02" calcext:value-type="float">
            <text:p>3946.02</text:p>
          </table:table-cell>
          <table:table-cell table:number-columns-repeated="2" table:style-name="ce1" office:value-type="float" office:value="43" calcext:value-type="float">
            <text:p>43</text:p>
          </table:table-cell>
          <table:table-cell table:style-name="ce1" table:formula="of:=[.C7]/[.N7]" office:value-type="float" office:value="21.4023255813953" calcext:value-type="float">
            <text:p>21.4023255813953</text:p>
          </table:table-cell>
          <table:table-cell table:style-name="ce1" office:value-type="float" office:value="6707.93" calcext:value-type="float">
            <text:p>6707.93</text:p>
          </table:table-cell>
          <table:table-cell table:formula="of:=5567.28-70.82" office:value-type="float" office:value="5496.46" calcext:value-type="float">
            <text:p>5496.46</text:p>
          </table:table-cell>
          <table:table-cell table:formula="of:=[.P7]-[.Q7]" office:value-type="float" office:value="1211.47" calcext:value-type="float">
            <text:p>1211.47</text:p>
          </table:table-cell>
          <table:table-cell table:style-name="ce1" office:value-type="float" office:value="837.5" calcext:value-type="float">
            <text:p>837.5</text:p>
          </table:table-cell>
          <table:table-cell table:formula="of:=([.R7]/[.P7] )*100" office:value-type="float" office:value="18.0602659836939" calcext:value-type="float">
            <text:p>18.0602659836939</text:p>
          </table:table-cell>
          <table:table-cell table:formula="of:=([.S7]/[.Q7] )*100" office:value-type="float" office:value="15.2370798659501" calcext:value-type="float">
            <text:p>15.2370798659501</text:p>
          </table:table-cell>
          <table:table-cell table:formula="of:=[.I7]/[.G7]" office:value-type="float" office:value="0.274283170794888" calcext:value-type="float">
            <text:p>0.274283170794888</text:p>
          </table:table-cell>
          <table:table-cell table:formula="of:=[.L7]/[.H7]" office:value-type="float" office:value="2.81462513463198" calcext:value-type="float">
            <text:p>2.81462513463198</text:p>
          </table:table-cell>
          <table:table-cell table:formula="of:=[.J7]/[.H7]" office:value-type="float" office:value="0.504090672410965" calcext:value-type="float">
            <text:p>0.504090672410965</text:p>
          </table:table-cell>
          <table:table-cell table:formula="of:=[.B7]+[.I7]-([.J7]+[.K7])" office:value-type="float" office:value="17921.73" calcext:value-type="float">
            <text:p>17921.73</text:p>
          </table:table-cell>
          <table:table-cell table:formula="of:=[.Y7]/[.R7]" office:value-type="float" office:value="14.7933749907138" calcext:value-type="float">
            <text:p>14.793374990713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MINDTREE</text:p>
          </table:table-cell>
          <table:table-cell table:style-name="ce1" office:value-type="float" office:value="14548.54" calcext:value-type="float">
            <text:p>14548.54</text:p>
          </table:table-cell>
          <table:table-cell table:style-name="ce1" office:value-type="float" office:value="887.95" calcext:value-type="float">
            <text:p>887.95</text:p>
          </table:table-cell>
          <table:table-cell table:style-name="ce1" office:value-type="float" office:value="166.96" calcext:value-type="float">
            <text:p>166.96</text:p>
          </table:table-cell>
          <table:table-cell table:style-name="ce1" table:formula="of:=[.C8]/[.D8]" office:value-type="float" office:value="5.31833972208912" calcext:value-type="float">
            <text:p>5.318339722089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41.4" calcext:value-type="float">
            <text:p>2741.4</text:p>
          </table:table-cell>
          <table:table-cell table:style-name="ce1" office:value-type="float" office:value="985.7" calcext:value-type="float">
            <text:p>985.7</text:p>
          </table:table-cell>
          <table:table-cell table:formula="of:=[.H8]+9.4" office:value-type="float" office:value="995.1" calcext:value-type="float">
            <text:p>995.1</text:p>
          </table:table-cell>
          <table:table-cell table:style-name="ce1" office:value-type="float" office:value="328.9" calcext:value-type="float">
            <text:p>328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3.1" calcext:value-type="float">
            <text:p>2503.1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table:formula="of:=[.C8]/[.N8]" office:value-type="float" office:value="26.1161764705882" calcext:value-type="float">
            <text:p>26.1161764705882</text:p>
          </table:table-cell>
          <table:table-cell table:style-name="ce1" office:value-type="float" office:value="5653" calcext:value-type="float">
            <text:p>5653</text:p>
          </table:table-cell>
          <table:table-cell table:style-name="ce1" table:formula="of:=4910.7-171.5" office:value-type="float" office:value="4739.2" calcext:value-type="float">
            <text:p>4739.2</text:p>
          </table:table-cell>
          <table:table-cell table:formula="of:=[.P8]-[.Q8]" office:value-type="float" office:value="913.8" calcext:value-type="float">
            <text:p>913.8</text:p>
          </table:table-cell>
          <table:table-cell table:style-name="ce1" office:value-type="float" office:value="570.1" calcext:value-type="float">
            <text:p>570.1</text:p>
          </table:table-cell>
          <table:table-cell table:formula="of:=([.R8]/[.P8] )*100" office:value-type="float" office:value="16.1648682115691" calcext:value-type="float">
            <text:p>16.1648682115691</text:p>
          </table:table-cell>
          <table:table-cell table:formula="of:=([.S8]/[.Q8] )*100" office:value-type="float" office:value="12.0294564483457" calcext:value-type="float">
            <text:p>12.0294564483457</text:p>
          </table:table-cell>
          <table:table-cell table:formula="of:=[.I8]/[.G8]" office:value-type="float" office:value="0.362989713285183" calcext:value-type="float">
            <text:p>0.362989713285183</text:p>
          </table:table-cell>
          <table:table-cell table:formula="of:=[.L8]/[.H8]" office:value-type="float" office:value="2.53941361469007" calcext:value-type="float">
            <text:p>2.53941361469007</text:p>
          </table:table-cell>
          <table:table-cell table:formula="of:=[.J8]/[.H8]" office:value-type="float" office:value="0.333671502485543" calcext:value-type="float">
            <text:p>0.333671502485543</text:p>
          </table:table-cell>
          <table:table-cell table:formula="of:=[.B8]+[.I8]-([.J8]+[.K8])" office:value-type="float" office:value="15214.74" calcext:value-type="float">
            <text:p>15214.74</text:p>
          </table:table-cell>
          <table:table-cell table:formula="of:=[.Y8]/[.R8]" office:value-type="float" office:value="16.6499671700591" calcext:value-type="float">
            <text:p>16.649967170059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HEXAWARE</text:p>
          </table:table-cell>
          <table:table-cell table:style-name="ce1" office:value-type="float" office:value="9575.02" calcext:value-type="float">
            <text:p>9575.02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67.5" calcext:value-type="float">
            <text:p>67.5</text:p>
          </table:table-cell>
          <table:table-cell table:style-name="ce1" table:formula="of:=[.C9]/[.D9]" office:value-type="float" office:value="4.77037037037037" calcext:value-type="float">
            <text:p>4.770370370370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7.21" calcext:value-type="float">
            <text:p>2007.21</text:p>
          </table:table-cell>
          <table:table-cell table:style-name="ce1" office:value-type="float" office:value="516.99" calcext:value-type="float">
            <text:p>516.99</text:p>
          </table:table-cell>
          <table:table-cell table:style-name="ce1" office:value-type="float" office:value="538.04" calcext:value-type="float">
            <text:p>538.04</text:p>
          </table:table-cell>
          <table:table-cell table:style-name="ce1" office:value-type="float" office:value="529.77" calcext:value-type="float">
            <text:p>529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3.51" calcext:value-type="float">
            <text:p>1453.51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table:formula="of:=[.C9]/[.N9]" office:value-type="float" office:value="18.9411764705882" calcext:value-type="float">
            <text:p>18.9411764705882</text:p>
          </table:table-cell>
          <table:table-cell table:style-name="ce1" office:value-type="float" office:value="3945.6" calcext:value-type="float">
            <text:p>3945.6</text:p>
          </table:table-cell>
          <table:table-cell table:formula="of:=3340.25-63.28" office:value-type="float" office:value="3276.97" calcext:value-type="float">
            <text:p>3276.97</text:p>
          </table:table-cell>
          <table:table-cell table:formula="of:=[.P9]-[.Q9]" office:value-type="float" office:value="668.63" calcext:value-type="float">
            <text:p>668.63</text:p>
          </table:table-cell>
          <table:table-cell table:style-name="ce1" office:value-type="float" office:value="499.26" calcext:value-type="float">
            <text:p>499.26</text:p>
          </table:table-cell>
          <table:table-cell table:formula="of:=([.R9]/[.P9] )*100" office:value-type="float" office:value="16.9462185725872" calcext:value-type="float">
            <text:p>16.9462185725872</text:p>
          </table:table-cell>
          <table:table-cell table:formula="of:=([.S9]/[.Q9] )*100" office:value-type="float" office:value="15.2354156431093" calcext:value-type="float">
            <text:p>15.2354156431093</text:p>
          </table:table-cell>
          <table:table-cell table:formula="of:=[.I9]/[.G9]" office:value-type="float" office:value="0.268053666532152" calcext:value-type="float">
            <text:p>0.268053666532152</text:p>
          </table:table-cell>
          <table:table-cell table:formula="of:=[.L9]/[.H9]" office:value-type="float" office:value="2.81148571539101" calcext:value-type="float">
            <text:p>2.81148571539101</text:p>
          </table:table-cell>
          <table:table-cell table:formula="of:=[.J9]/[.H9]" office:value-type="float" office:value="1.02472001392677" calcext:value-type="float">
            <text:p>1.02472001392677</text:p>
          </table:table-cell>
          <table:table-cell table:formula="of:=[.B9]+[.I9]-([.J9]+[.K9])" office:value-type="float" office:value="9583.29" calcext:value-type="float">
            <text:p>9583.29</text:p>
          </table:table-cell>
          <table:table-cell table:formula="of:=[.Y9]/[.R9]" office:value-type="float" office:value="14.3327251245083" calcext:value-type="float">
            <text:p>14.332725124508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NIITTECH</text:p>
          </table:table-cell>
          <table:table-cell table:style-name="ce1" office:value-type="float" office:value="7986.02" calcext:value-type="float">
            <text:p>7986.02</text:p>
          </table:table-cell>
          <table:table-cell table:style-name="ce1" office:value-type="float" office:value="1298.5" calcext:value-type="float">
            <text:p>1298.5</text:p>
          </table:table-cell>
          <table:table-cell table:style-name="ce1" office:value-type="float" office:value="291.09" calcext:value-type="float">
            <text:p>291.09</text:p>
          </table:table-cell>
          <table:table-cell table:style-name="ce1" table:formula="of:=[.C10]/[.D10]" office:value-type="float" office:value="4.46081967776289" calcext:value-type="float">
            <text:p>4.4608196777628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74" calcext:value-type="float">
            <text:p>1774</text:p>
          </table:table-cell>
          <table:table-cell table:style-name="ce1" office:value-type="float" office:value="584.7" calcext:value-type="float">
            <text:p>584.7</text:p>
          </table:table-cell>
          <table:table-cell table:formula="of:=584.7+288.9" office:value-type="float" office:value="873.6" calcext:value-type="float">
            <text:p>873.6</text:p>
          </table:table-cell>
          <table:table-cell table:style-name="ce1" office:value-type="float" office:value="418.3" calcext:value-type="float">
            <text:p>418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669.8" calcext:value-type="float">
            <text:p>2669.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C10]/[.N10]" office:value-type="float" office:value="28.8555555555556" calcext:value-type="float">
            <text:p>28.8555555555556</text:p>
          </table:table-cell>
          <table:table-cell table:style-name="ce1" office:value-type="float" office:value="3030.5" calcext:value-type="float">
            <text:p>3030.5</text:p>
          </table:table-cell>
          <table:table-cell table:formula="of:=2626.9-127.4" office:value-type="float" office:value="2499.5" calcext:value-type="float">
            <text:p>2499.5</text:p>
          </table:table-cell>
          <table:table-cell table:formula="of:=[.P10]-[.Q10]" office:value-type="float" office:value="531" calcext:value-type="float">
            <text:p>531</text:p>
          </table:table-cell>
          <table:table-cell table:style-name="ce1" office:value-type="float" office:value="308.7" calcext:value-type="float">
            <text:p>308.7</text:p>
          </table:table-cell>
          <table:table-cell table:formula="of:=([.R10]/[.P10] )*100" office:value-type="float" office:value="17.5218610790299" calcext:value-type="float">
            <text:p>17.5218610790299</text:p>
          </table:table-cell>
          <table:table-cell table:formula="of:=([.S10]/[.Q10] )*100" office:value-type="float" office:value="12.3504700940188" calcext:value-type="float">
            <text:p>12.3504700940188</text:p>
          </table:table-cell>
          <table:table-cell table:formula="of:=[.I10]/[.G10]" office:value-type="float" office:value="0.492446448703495" calcext:value-type="float">
            <text:p>0.492446448703495</text:p>
          </table:table-cell>
          <table:table-cell table:formula="of:=[.L10]/[.H10]" office:value-type="float" office:value="4.56610227467077" calcext:value-type="float">
            <text:p>4.56610227467077</text:p>
          </table:table-cell>
          <table:table-cell table:formula="of:=[.J10]/[.H10]" office:value-type="float" office:value="0.715409611766718" calcext:value-type="float">
            <text:p>0.715409611766718</text:p>
          </table:table-cell>
          <table:table-cell table:formula="of:=[.B10]+[.I10]-([.J10]+[.K10])" office:value-type="float" office:value="8441.02" calcext:value-type="float">
            <text:p>8441.02</text:p>
          </table:table-cell>
          <table:table-cell table:formula="of:=[.Y10]/[.R10]" office:value-type="float" office:value="15.8964595103578" calcext:value-type="float">
            <text:p>15.896459510357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CYIENT</text:p>
          </table:table-cell>
          <table:table-cell table:style-name="ce1" office:value-type="float" office:value="6752.72" calcext:value-type="float">
            <text:p>6752.72</text:p>
          </table:table-cell>
          <table:table-cell table:style-name="ce1" office:value-type="float" office:value="604.4" calcext:value-type="float">
            <text:p>604.4</text:p>
          </table:table-cell>
          <table:table-cell table:style-name="ce1" office:value-type="float" office:value="207.39" calcext:value-type="float">
            <text:p>207.39</text:p>
          </table:table-cell>
          <table:table-cell table:style-name="ce1" table:formula="of:=[.C11]/[.D11]" office:value-type="float" office:value="2.91431602295193" calcext:value-type="float">
            <text:p>2.9143160229519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43.9" calcext:value-type="float">
            <text:p>2343.9</text:p>
          </table:table-cell>
          <table:table-cell table:style-name="ce1" office:value-type="float" office:value="862.1" calcext:value-type="float">
            <text:p>862.1</text:p>
          </table:table-cell>
          <table:table-cell table:formula="of:=862.1+226.3" office:value-type="float" office:value="1088.4" calcext:value-type="float">
            <text:p>1088.4</text:p>
          </table:table-cell>
          <table:table-cell table:style-name="ce1" office:value-type="float" office:value="980.7" calcext:value-type="float">
            <text:p>980.7</text:p>
          </table:table-cell>
          <table:table-cell table:style-name="ce1" office:value-type="float" office:value="131.2" calcext:value-type="float">
            <text:p>131.2</text:p>
          </table:table-cell>
          <table:table-cell table:style-name="ce1" office:value-type="float" office:value="2345.6" calcext:value-type="float">
            <text:p>2345.6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formula="of:=[.C11]/[.N11]" office:value-type="float" office:value="16.7888888888889" calcext:value-type="float">
            <text:p>16.7888888888889</text:p>
          </table:table-cell>
          <table:table-cell table:style-name="ce1" office:value-type="float" office:value="4065.8" calcext:value-type="float">
            <text:p>4065.8</text:p>
          </table:table-cell>
          <table:table-cell table:formula="of:=3504.1-105.2" office:value-type="float" office:value="3398.9" calcext:value-type="float">
            <text:p>3398.9</text:p>
          </table:table-cell>
          <table:table-cell table:formula="of:=[.P11]-[.Q11]" office:value-type="float" office:value="666.9" calcext:value-type="float">
            <text:p>666.9</text:p>
          </table:table-cell>
          <table:table-cell table:style-name="ce1" office:value-type="float" office:value="418.7" calcext:value-type="float">
            <text:p>418.7</text:p>
          </table:table-cell>
          <table:table-cell table:formula="of:=([.R11]/[.P11] )*100" office:value-type="float" office:value="16.4026759801269" calcext:value-type="float">
            <text:p>16.4026759801269</text:p>
          </table:table-cell>
          <table:table-cell table:formula="of:=([.S11]/[.Q11] )*100" office:value-type="float" office:value="12.3186913413163" calcext:value-type="float">
            <text:p>12.3186913413163</text:p>
          </table:table-cell>
          <table:table-cell table:formula="of:=[.I11]/[.G11]" office:value-type="float" office:value="0.464354281325995" calcext:value-type="float">
            <text:p>0.464354281325995</text:p>
          </table:table-cell>
          <table:table-cell table:formula="of:=[.L11]/[.H11]" office:value-type="float" office:value="2.72079805127015" calcext:value-type="float">
            <text:p>2.72079805127015</text:p>
          </table:table-cell>
          <table:table-cell table:formula="of:=[.J11]/[.H11]" office:value-type="float" office:value="1.13757104744229" calcext:value-type="float">
            <text:p>1.13757104744229</text:p>
          </table:table-cell>
          <table:table-cell table:formula="of:=[.B11]+[.I11]-([.J11]+[.K11])" office:value-type="float" office:value="6729.22" calcext:value-type="float">
            <text:p>6729.22</text:p>
          </table:table-cell>
          <table:table-cell table:formula="of:=[.Y11]/[.R11]" office:value-type="float" office:value="10.0902983955616" calcext:value-type="float">
            <text:p>10.090298395561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ZENSARTECH</text:p>
          </table:table-cell>
          <table:table-cell table:style-name="ce1" office:value-type="float" office:value="5065.29" calcext:value-type="float">
            <text:p>5065.29</text:p>
          </table:table-cell>
          <table:table-cell table:style-name="ce1" office:value-type="float" office:value="224.35" calcext:value-type="float">
            <text:p>224.35</text:p>
          </table:table-cell>
          <table:table-cell table:style-name="ce1" office:value-type="float" office:value="74.74" calcext:value-type="float">
            <text:p>74.74</text:p>
          </table:table-cell>
          <table:table-cell table:style-name="ce1" table:formula="of:=[.C12]/[.D12]" office:value-type="float" office:value="3.0017393631255" calcext:value-type="float">
            <text:p>3.0017393631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68.9" calcext:value-type="float">
            <text:p>1668.9</text:p>
          </table:table-cell>
          <table:table-cell table:style-name="ce1" office:value-type="float" office:value="530.07" calcext:value-type="float">
            <text:p>530.07</text:p>
          </table:table-cell>
          <table:table-cell table:formula="of:=530.07+83.8" office:value-type="float" office:value="613.87" calcext:value-type="float">
            <text:p>613.87</text:p>
          </table:table-cell>
          <table:table-cell table:style-name="ce1" office:value-type="float" office:value="206.87" calcext:value-type="float">
            <text:p>206.87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463.31" calcext:value-type="float">
            <text:p>1463.31</text:p>
          </table:table-cell>
          <table:table-cell table:style-name="ce1" office:value-type="float" office:value="42.86" calcext:value-type="float">
            <text:p>42.86</text:p>
          </table:table-cell>
          <table:table-cell table:style-name="ce1" office:value-type="float" office:value="42.42" calcext:value-type="float">
            <text:p>42.42</text:p>
          </table:table-cell>
          <table:table-cell table:style-name="ce1" table:formula="of:=[.C12]/[.N12]" office:value-type="float" office:value="5.28877887788779" calcext:value-type="float">
            <text:p>5.28877887788779</text:p>
          </table:table-cell>
          <table:table-cell table:style-name="ce1" office:value-type="float" office:value="1348.56" calcext:value-type="float">
            <text:p>1348.56</text:p>
          </table:table-cell>
          <table:table-cell table:formula="of:=1091.78-46.1" office:value-type="float" office:value="1045.68" calcext:value-type="float">
            <text:p>1045.68</text:p>
          </table:table-cell>
          <table:table-cell table:formula="of:=[.P12]-[.Q12]" office:value-type="float" office:value="302.88" calcext:value-type="float">
            <text:p>302.88</text:p>
          </table:table-cell>
          <table:table-cell table:style-name="ce1" office:value-type="float" office:value="192.58" calcext:value-type="float">
            <text:p>192.58</text:p>
          </table:table-cell>
          <table:table-cell table:formula="of:=([.R12]/[.P12] )*100" office:value-type="float" office:value="22.4595123687489" calcext:value-type="float">
            <text:p>22.4595123687489</text:p>
          </table:table-cell>
          <table:table-cell table:formula="of:=([.S12]/[.Q12] )*100" office:value-type="float" office:value="18.4167240455971" calcext:value-type="float">
            <text:p>18.4167240455971</text:p>
          </table:table-cell>
          <table:table-cell table:formula="of:=[.I12]/[.G12]" office:value-type="float" office:value="0.367829108993948" calcext:value-type="float">
            <text:p>0.367829108993948</text:p>
          </table:table-cell>
          <table:table-cell table:formula="of:=[.L12]/[.H12]" office:value-type="float" office:value="2.76059765691324" calcext:value-type="float">
            <text:p>2.76059765691324</text:p>
          </table:table-cell>
          <table:table-cell table:formula="of:=[.J12]/[.H12]" office:value-type="float" office:value="0.390269209727017" calcext:value-type="float">
            <text:p>0.390269209727017</text:p>
          </table:table-cell>
          <table:table-cell table:formula="of:=[.B12]+[.I12]-([.J12]+[.K12])" office:value-type="float" office:value="5366.29" calcext:value-type="float">
            <text:p>5366.29</text:p>
          </table:table-cell>
          <table:table-cell table:formula="of:=[.Y12]/[.R12]" office:value-type="float" office:value="17.7175449022715" calcext:value-type="float">
            <text:p>17.71754490227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PERSISTENT</text:p>
          </table:table-cell>
          <table:table-cell table:style-name="ce1" office:value-type="float" office:value="4493.6" calcext:value-type="float">
            <text:p>4493.6</text:p>
          </table:table-cell>
          <table:table-cell table:style-name="ce1" office:value-type="float" office:value="560.25" calcext:value-type="float">
            <text:p>560.25</text:p>
          </table:table-cell>
          <table:table-cell table:style-name="ce1" office:value-type="float" office:value="265.9" calcext:value-type="float">
            <text:p>265.9</text:p>
          </table:table-cell>
          <table:table-cell table:style-name="ce1" table:formula="of:=[.C13]/[.D13]" office:value-type="float" office:value="2.10699511094396" calcext:value-type="float">
            <text:p>2.106995110943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53.2" calcext:value-type="float">
            <text:p>2053.2</text:p>
          </table:table-cell>
          <table:table-cell table:style-name="ce1" office:value-type="float" office:value="209.8" calcext:value-type="float">
            <text:p>209.8</text:p>
          </table:table-cell>
          <table:table-cell table:formula="of:=209.8+15.99" office:value-type="float" office:value="225.79" calcext:value-type="float">
            <text:p>225.79</text:p>
          </table:table-cell>
          <table:table-cell table:style-name="ce1" office:value-type="float" office:value="118.19" calcext:value-type="float">
            <text:p>118.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5.01" calcext:value-type="float">
            <text:p>1375.01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table:formula="of:=[.C13]/[.N13]" office:value-type="float" office:value="14.00625" calcext:value-type="float">
            <text:p>14.00625</text:p>
          </table:table-cell>
          <table:table-cell table:style-name="ce1" office:value-type="float" office:value="3152.8" calcext:value-type="float">
            <text:p>3152.8</text:p>
          </table:table-cell>
          <table:table-cell table:formula="of:=2723.54-158.49" office:value-type="float" office:value="2565.05" calcext:value-type="float">
            <text:p>2565.05</text:p>
          </table:table-cell>
          <table:table-cell table:formula="of:=[.P13]-[.Q13]" office:value-type="float" office:value="587.75" calcext:value-type="float">
            <text:p>587.75</text:p>
          </table:table-cell>
          <table:table-cell table:style-name="ce1" office:value-type="float" office:value="323.09" calcext:value-type="float">
            <text:p>323.09</text:p>
          </table:table-cell>
          <table:table-cell table:formula="of:=([.R13]/[.P13] )*100" office:value-type="float" office:value="18.6421593504187" calcext:value-type="float">
            <text:p>18.6421593504187</text:p>
          </table:table-cell>
          <table:table-cell table:formula="of:=([.S13]/[.Q13] )*100" office:value-type="float" office:value="12.5958558312703" calcext:value-type="float">
            <text:p>12.5958558312703</text:p>
          </table:table-cell>
          <table:table-cell table:formula="of:=[.I13]/[.G13]" office:value-type="float" office:value="0.109969803233976" calcext:value-type="float">
            <text:p>0.109969803233976</text:p>
          </table:table-cell>
          <table:table-cell table:formula="of:=[.L13]/[.H13]" office:value-type="float" office:value="6.55390848427073" calcext:value-type="float">
            <text:p>6.55390848427073</text:p>
          </table:table-cell>
          <table:table-cell table:formula="of:=[.J13]/[.H13]" office:value-type="float" office:value="0.563346043851287" calcext:value-type="float">
            <text:p>0.563346043851287</text:p>
          </table:table-cell>
          <table:table-cell table:formula="of:=[.B13]+[.I13]-([.J13]+[.K13])" office:value-type="float" office:value="4601.2" calcext:value-type="float">
            <text:p>4601.2</text:p>
          </table:table-cell>
          <table:table-cell table:formula="of:=[.Y13]/[.R13]" office:value-type="float" office:value="7.8284985112718" calcext:value-type="float">
            <text:p>7.828498511271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OFSS</text:p>
          </table:table-cell>
          <table:table-cell table:style-name="ce1" office:value-type="float" office:value="31800.13" calcext:value-type="float">
            <text:p>31800.13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548.94" calcext:value-type="float">
            <text:p>548.94</text:p>
          </table:table-cell>
          <table:table-cell table:style-name="ce1" table:formula="of:=[.C14]/[.D14]" office:value-type="float" office:value="6.77669690676577" calcext:value-type="float">
            <text:p>6.7766969067657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07.39" calcext:value-type="float">
            <text:p>4707.39</text:p>
          </table:table-cell>
          <table:table-cell table:style-name="ce1" office:value-type="float" office:value="1095.57" calcext:value-type="float">
            <text:p>1095.57</text:p>
          </table:table-cell>
          <table:table-cell table:formula="of:=1095.57+130.2" office:value-type="float" office:value="1225.77" calcext:value-type="float">
            <text:p>1225.77</text:p>
          </table:table-cell>
          <table:table-cell table:style-name="ce1" office:value-type="float" office:value="2646.07" calcext:value-type="float">
            <text:p>2646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54.17" calcext:value-type="float">
            <text:p>4254.1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formula="of:=[.C14]/[.N14]" office:value-type="float" office:value="25.8333333333333" calcext:value-type="float">
            <text:p>25.8333333333333</text:p>
          </table:table-cell>
          <table:table-cell table:style-name="ce1" office:value-type="float" office:value="4618.16" calcext:value-type="float">
            <text:p>4618.16</text:p>
          </table:table-cell>
          <table:table-cell table:formula="of:=2777.72-61.46" office:value-type="float" office:value="2716.26" calcext:value-type="float">
            <text:p>2716.26</text:p>
          </table:table-cell>
          <table:table-cell table:formula="of:=[.P14]-[.Q14]" office:value-type="float" office:value="1901.9" calcext:value-type="float">
            <text:p>1901.9</text:p>
          </table:table-cell>
          <table:table-cell table:style-name="ce1" office:value-type="float" office:value="1840.44" calcext:value-type="float">
            <text:p>1840.44</text:p>
          </table:table-cell>
          <table:table-cell table:formula="of:=([.R14]/[.P14] )*100" office:value-type="float" office:value="41.1830685814264" calcext:value-type="float">
            <text:p>41.1830685814264</text:p>
          </table:table-cell>
          <table:table-cell table:formula="of:=([.S14]/[.Q14] )*100" office:value-type="float" office:value="67.7564003445915" calcext:value-type="float">
            <text:p>67.7564003445915</text:p>
          </table:table-cell>
          <table:table-cell table:formula="of:=[.I14]/[.G14]" office:value-type="float" office:value="0.260392701688197" calcext:value-type="float">
            <text:p>0.260392701688197</text:p>
          </table:table-cell>
          <table:table-cell table:formula="of:=[.L14]/[.H14]" office:value-type="float" office:value="3.88306543625693" calcext:value-type="float">
            <text:p>3.88306543625693</text:p>
          </table:table-cell>
          <table:table-cell table:formula="of:=[.J14]/[.H14]" office:value-type="float" office:value="2.41524503226631" calcext:value-type="float">
            <text:p>2.41524503226631</text:p>
          </table:table-cell>
          <table:table-cell table:formula="of:=[.B14]+[.I14]-([.J14]+[.K14])" office:value-type="float" office:value="30379.83" calcext:value-type="float">
            <text:p>30379.83</text:p>
          </table:table-cell>
          <table:table-cell table:formula="of:=[.Y14]/[.R14]" office:value-type="float" office:value="15.9734107997266" calcext:value-type="float">
            <text:p>15.973410799726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ATAELXSI</text:p>
          </table:table-cell>
          <table:table-cell table:style-name="ce1" office:value-type="float" office:value="5687.08" calcext:value-type="float">
            <text:p>5687.08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91.02" calcext:value-type="float">
            <text:p>91.02</text:p>
          </table:table-cell>
          <table:table-cell table:style-name="ce1" table:formula="of:=[.C15]/[.D15]" office:value-type="float" office:value="10.0417490661393" calcext:value-type="float">
            <text:p>10.04174906613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8.35" calcext:value-type="float">
            <text:p>738.35</text:p>
          </table:table-cell>
          <table:table-cell table:style-name="ce1" office:value-type="float" office:value="191.37" calcext:value-type="float">
            <text:p>191.37</text:p>
          </table:table-cell>
          <table:table-cell table:formula="of:=(19137.63+1885.17)/100" office:value-type="float" office:value="210.228" calcext:value-type="float">
            <text:p>210.228</text:p>
          </table:table-cell>
          <table:table-cell table:style-name="ce1" office:value-type="float" office:value="83.21" calcext:value-type="float">
            <text:p>83.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8.75" calcext:value-type="float">
            <text:p>808.75</text:p>
          </table:table-cell>
          <table:table-cell table:number-columns-repeated="2" table:style-name="ce1" office:value-type="float" office:value="38.54" calcext:value-type="float">
            <text:p>38.54</text:p>
          </table:table-cell>
          <table:table-cell table:style-name="ce1" table:formula="of:=[.C15]/[.N15]" office:value-type="float" office:value="23.7156201349248" calcext:value-type="float">
            <text:p>23.7156201349248</text:p>
          </table:table-cell>
          <table:table-cell table:style-name="ce1" office:value-type="float" office:value="1429.54" calcext:value-type="float">
            <text:p>1429.54</text:p>
          </table:table-cell>
          <table:table-cell table:formula="of:=1065.63-25.35" office:value-type="float" office:value="1040.28" calcext:value-type="float">
            <text:p>1040.28</text:p>
          </table:table-cell>
          <table:table-cell table:formula="of:=[.P15]-[.Q15]" office:value-type="float" office:value="389.26" calcext:value-type="float">
            <text:p>389.26</text:p>
          </table:table-cell>
          <table:table-cell table:style-name="ce1" office:value-type="float" office:value="240.03" calcext:value-type="float">
            <text:p>240.03</text:p>
          </table:table-cell>
          <table:table-cell table:formula="of:=([.R15]/[.P15] )*100" office:value-type="float" office:value="27.229738237475" calcext:value-type="float">
            <text:p>27.229738237475</text:p>
          </table:table-cell>
          <table:table-cell table:formula="of:=([.S15]/[.Q15] )*100" office:value-type="float" office:value="23.0735955704233" calcext:value-type="float">
            <text:p>23.0735955704233</text:p>
          </table:table-cell>
          <table:table-cell table:formula="of:=[.I15]/[.G15]" office:value-type="float" office:value="0.284726755603711" calcext:value-type="float">
            <text:p>0.284726755603711</text:p>
          </table:table-cell>
          <table:table-cell table:formula="of:=[.L15]/[.H15]" office:value-type="float" office:value="4.22610649527094" calcext:value-type="float">
            <text:p>4.22610649527094</text:p>
          </table:table-cell>
          <table:table-cell table:formula="of:=[.J15]/[.H15]" office:value-type="float" office:value="0.434812144014213" calcext:value-type="float">
            <text:p>0.434812144014213</text:p>
          </table:table-cell>
          <table:table-cell table:formula="of:=[.B15]+[.I15]-([.J15]+[.K15])" office:value-type="float" office:value="5814.098" calcext:value-type="float">
            <text:p>5814.098</text:p>
          </table:table-cell>
          <table:table-cell table:formula="of:=[.Y15]/[.R15]" office:value-type="float" office:value="14.936284231619" calcext:value-type="float">
            <text:p>14.93628423161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RAMCOSYS</text:p>
          </table:table-cell>
          <table:table-cell table:style-name="ce1" office:value-type="float" office:value="749.4" calcext:value-type="float">
            <text:p>749.4</text:p>
          </table:table-cell>
          <table:table-cell table:style-name="ce1" office:value-type="float" office:value="244.5" calcext:value-type="float">
            <text:p>244.5</text:p>
          </table:table-cell>
          <table:table-cell table:style-name="ce1" office:value-type="float" office:value="181.31" calcext:value-type="float">
            <text:p>181.31</text:p>
          </table:table-cell>
          <table:table-cell table:style-name="ce1" table:formula="of:=[.C16]/[.D16]" office:value-type="float" office:value="1.34851911091501" calcext:value-type="float">
            <text:p>1.348519110915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3.77" calcext:value-type="float">
            <text:p>553.77</text:p>
          </table:table-cell>
          <table:table-cell table:style-name="ce1" office:value-type="float" office:value="179.15" calcext:value-type="float">
            <text:p>179.15</text:p>
          </table:table-cell>
          <table:table-cell table:formula="of:=179.15+18.46" office:value-type="float" office:value="197.61" calcext:value-type="float">
            <text:p>197.61</text:p>
          </table:table-cell>
          <table:table-cell table:style-name="ce1" office:value-type="float" office:value="13.88" calcext:value-type="float">
            <text:p>13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5.36" calcext:value-type="float">
            <text:p>315.3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formula="of:=[.C16]/[.N16]" office:value-type="float" office:value="61.125" calcext:value-type="float">
            <text:p>61.125</text:p>
          </table:table-cell>
          <table:table-cell table:style-name="ce1" office:value-type="float" office:value="478.94" calcext:value-type="float">
            <text:p>478.94</text:p>
          </table:table-cell>
          <table:table-cell table:formula="of:=444.81-50.1" office:value-type="float" office:value="394.71" calcext:value-type="float">
            <text:p>394.71</text:p>
          </table:table-cell>
          <table:table-cell table:formula="of:=[.P16]-[.Q16]" office:value-type="float" office:value="84.23" calcext:value-type="float">
            <text:p>84.23</text:p>
          </table:table-cell>
          <table:table-cell table:style-name="ce1" office:value-type="float" office:value="11.43" calcext:value-type="float">
            <text:p>11.43</text:p>
          </table:table-cell>
          <table:table-cell table:formula="of:=([.R16]/[.P16] )*100" office:value-type="float" office:value="17.5867540819309" calcext:value-type="float">
            <text:p>17.5867540819309</text:p>
          </table:table-cell>
          <table:table-cell table:formula="of:=([.S16]/[.Q16] )*100" office:value-type="float" office:value="2.89579691419016" calcext:value-type="float">
            <text:p>2.89579691419016</text:p>
          </table:table-cell>
          <table:table-cell table:formula="of:=[.I16]/[.G16]" office:value-type="float" office:value="0.356844899507016" calcext:value-type="float">
            <text:p>0.356844899507016</text:p>
          </table:table-cell>
          <table:table-cell table:formula="of:=[.L16]/[.H16]" office:value-type="float" office:value="1.76031258721742" calcext:value-type="float">
            <text:p>1.76031258721742</text:p>
          </table:table-cell>
          <table:table-cell table:formula="of:=[.J16]/[.H16]" office:value-type="float" office:value="0.0774769746022886" calcext:value-type="float">
            <text:p>0.077476974602289</text:p>
          </table:table-cell>
          <table:table-cell table:formula="of:=[.B16]+[.I16]-([.J16]+[.K16])" office:value-type="float" office:value="933.13" calcext:value-type="float">
            <text:p>933.13</text:p>
          </table:table-cell>
          <table:table-cell table:formula="of:=[.Y16]/[.R16]" office:value-type="float" office:value="11.0783568799715" calcext:value-type="float">
            <text:p>11.078356879971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VAKRANGEE</text:p>
          </table:table-cell>
          <table:table-cell table:style-name="ce1" office:value-type="float" office:value="4584.62" calcext:value-type="float">
            <text:p>4584.62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24.48" calcext:value-type="float">
            <text:p>24.48</text:p>
          </table:table-cell>
          <table:table-cell table:style-name="ce1" table:formula="of:=[.C17]/[.D17]" office:value-type="float" office:value="1.7687908496732" calcext:value-type="float">
            <text:p>1.76879084967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2.41" calcext:value-type="float">
            <text:p>2592.41</text:p>
          </table:table-cell>
          <table:table-cell table:style-name="ce1" office:value-type="float" office:value="2992.64" calcext:value-type="float">
            <text:p>2992.64</text:p>
          </table:table-cell>
          <table:table-cell table:formula="of:=2992.64+7.5" office:value-type="float" office:value="3000.14" calcext:value-type="float">
            <text:p>3000.14</text:p>
          </table:table-cell>
          <table:table-cell table:style-name="ce1" office:value-type="float" office:value="1474.45" calcext:value-type="float">
            <text:p>1474.45</text:p>
          </table:table-cell>
          <table:table-cell table:style-name="ce1" office:value-type="float" office:value="17.15" calcext:value-type="float">
            <text:p>17.15</text:p>
          </table:table-cell>
          <table:table-cell table:style-name="ce1" office:value-type="float" office:value="2843.02" calcext:value-type="float">
            <text:p>2843.0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table:formula="of:=[.C17]/[.N17]" office:value-type="float" office:value="7.21666666666667" calcext:value-type="float">
            <text:p>7.21666666666667</text:p>
          </table:table-cell>
          <table:table-cell table:style-name="ce1" office:value-type="float" office:value="6536.48" calcext:value-type="float">
            <text:p>6536.48</text:p>
          </table:table-cell>
          <table:table-cell table:formula="of:=5512.61-6.95" office:value-type="float" office:value="5505.66" calcext:value-type="float">
            <text:p>5505.66</text:p>
          </table:table-cell>
          <table:table-cell table:formula="of:=[.P17]-[.Q17]" office:value-type="float" office:value="1030.82" calcext:value-type="float">
            <text:p>1030.82</text:p>
          </table:table-cell>
          <table:table-cell table:style-name="ce1" office:value-type="float" office:value="680.46" calcext:value-type="float">
            <text:p>680.46</text:p>
          </table:table-cell>
          <table:table-cell table:formula="of:=([.R17]/[.P17] )*100" office:value-type="float" office:value="15.7702616698896" calcext:value-type="float">
            <text:p>15.7702616698896</text:p>
          </table:table-cell>
          <table:table-cell table:formula="of:=([.S17]/[.Q17] )*100" office:value-type="float" office:value="12.3592811760988" calcext:value-type="float">
            <text:p>12.3592811760988</text:p>
          </table:table-cell>
          <table:table-cell table:formula="of:=[.I17]/[.G17]" office:value-type="float" office:value="1.15727836260468" calcext:value-type="float">
            <text:p>1.15727836260468</text:p>
          </table:table-cell>
          <table:table-cell table:formula="of:=[.L17]/[.H17]" office:value-type="float" office:value="0.950004009837468" calcext:value-type="float">
            <text:p>0.950004009837468</text:p>
          </table:table-cell>
          <table:table-cell table:formula="of:=[.J17]/[.H17]" office:value-type="float" office:value="0.492692071214713" calcext:value-type="float">
            <text:p>0.492692071214713</text:p>
          </table:table-cell>
          <table:table-cell table:formula="of:=[.B17]+[.I17]-([.J17]+[.K17])" office:value-type="float" office:value="6093.16" calcext:value-type="float">
            <text:p>6093.16</text:p>
          </table:table-cell>
          <table:table-cell table:formula="of:=[.Y17]/[.R17]" office:value-type="float" office:value="5.91098348887294" calcext:value-type="float">
            <text:p>5.9109834888729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HGS</text:p>
          </table:table-cell>
          <table:table-cell table:style-name="ce1" office:value-type="float" office:value="1312.85" calcext:value-type="float">
            <text:p>1312.85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711.32" calcext:value-type="float">
            <text:p>711.32</text:p>
          </table:table-cell>
          <table:table-cell table:style-name="ce1" table:formula="of:=[.C18]/[.D18]" office:value-type="float" office:value="0.885677332283642" calcext:value-type="float">
            <text:p>0.88567733228364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83.01" calcext:value-type="float">
            <text:p>1483.01</text:p>
          </table:table-cell>
          <table:table-cell table:style-name="ce1" office:value-type="float" office:value="849.31" calcext:value-type="float">
            <text:p>849.31</text:p>
          </table:table-cell>
          <table:table-cell table:formula="of:=849.31+294.67" office:value-type="float" office:value="1143.98" calcext:value-type="float">
            <text:p>1143.98</text:p>
          </table:table-cell>
          <table:table-cell table:style-name="ce1" office:value-type="float" office:value="478.8" calcext:value-type="float">
            <text:p>478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3.85" calcext:value-type="float">
            <text:p>1383.85</text:p>
          </table:table-cell>
          <table:table-cell table:style-name="ce1" office:value-type="float" office:value="68.42" calcext:value-type="float">
            <text:p>68.42</text:p>
          </table:table-cell>
          <table:table-cell table:style-name="ce1" office:value-type="float" office:value="68.24" calcext:value-type="float">
            <text:p>68.24</text:p>
          </table:table-cell>
          <table:table-cell table:style-name="ce1" table:formula="of:=[.C18]/[.N18]" office:value-type="float" office:value="9.23212192262603" calcext:value-type="float">
            <text:p>9.23212192262603</text:p>
          </table:table-cell>
          <table:table-cell table:style-name="ce1" office:value-type="float" office:value="1709.96" calcext:value-type="float">
            <text:p>1709.96</text:p>
          </table:table-cell>
          <table:table-cell table:formula="of:=1543.04-74.72" office:value-type="float" office:value="1468.32" calcext:value-type="float">
            <text:p>1468.32</text:p>
          </table:table-cell>
          <table:table-cell table:formula="of:=[.P18]-[.Q18]" office:value-type="float" office:value="241.64" calcext:value-type="float">
            <text:p>241.64</text:p>
          </table:table-cell>
          <table:table-cell table:style-name="ce1" office:value-type="float" office:value="142.15" calcext:value-type="float">
            <text:p>142.15</text:p>
          </table:table-cell>
          <table:table-cell table:formula="of:=([.R18]/[.P18] )*100" office:value-type="float" office:value="14.1313247093499" calcext:value-type="float">
            <text:p>14.1313247093499</text:p>
          </table:table-cell>
          <table:table-cell table:formula="of:=([.S18]/[.Q18] )*100" office:value-type="float" office:value="9.68113217827177" calcext:value-type="float">
            <text:p>9.68113217827177</text:p>
          </table:table-cell>
          <table:table-cell table:formula="of:=[.I18]/[.G18]" office:value-type="float" office:value="0.771390617730157" calcext:value-type="float">
            <text:p>0.771390617730157</text:p>
          </table:table-cell>
          <table:table-cell table:formula="of:=[.L18]/[.H18]" office:value-type="float" office:value="1.62938149792184" calcext:value-type="float">
            <text:p>1.62938149792184</text:p>
          </table:table-cell>
          <table:table-cell table:formula="of:=[.J18]/[.H18]" office:value-type="float" office:value="0.563751751421742" calcext:value-type="float">
            <text:p>0.563751751421742</text:p>
          </table:table-cell>
          <table:table-cell table:formula="of:=[.B18]+[.I18]-([.J18]+[.K18])" office:value-type="float" office:value="1978.03" calcext:value-type="float">
            <text:p>1978.03</text:p>
          </table:table-cell>
          <table:table-cell table:formula="of:=[.Y18]/[.R18]" office:value-type="float" office:value="8.18585499089554" calcext:value-type="float">
            <text:p>8.1858549908955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ASKEN</text:p>
          </table:table-cell>
          <table:table-cell table:style-name="ce1" office:value-type="float" office:value="1104.46" calcext:value-type="float">
            <text:p>1104.46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float" office:value="362.96" calcext:value-type="float">
            <text:p>362.96</text:p>
          </table:table-cell>
          <table:table-cell table:style-name="ce1" table:formula="of:=[.C19]/[.D19]" office:value-type="float" office:value="1.77981044743222" calcext:value-type="float">
            <text:p>1.779810447432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21.02" calcext:value-type="float">
            <text:p>621.02</text:p>
          </table:table-cell>
          <table:table-cell table:style-name="ce1" office:value-type="float" office:value="104.65" calcext:value-type="float">
            <text:p>104.65</text:p>
          </table:table-cell>
          <table:table-cell table:formula="of:=104.65+8.12" office:value-type="float" office:value="112.77" calcext:value-type="float">
            <text:p>112.77</text:p>
          </table:table-cell>
          <table:table-cell table:style-name="ce1" office:value-type="float" office:value="76.27" calcext:value-type="float">
            <text:p>76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7.52" calcext:value-type="float">
            <text:p>177.52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table:formula="of:=[.C19]/[.N19]" office:value-type="float" office:value="13.4583333333333" calcext:value-type="float">
            <text:p>13.4583333333333</text:p>
          </table:table-cell>
          <table:table-cell table:style-name="ce1" office:value-type="float" office:value="539.45" calcext:value-type="float">
            <text:p>539.45</text:p>
          </table:table-cell>
          <table:table-cell table:formula="of:=439.79-6.22" office:value-type="float" office:value="433.57" calcext:value-type="float">
            <text:p>433.57</text:p>
          </table:table-cell>
          <table:table-cell table:formula="of:=[.P19]-[.Q19]" office:value-type="float" office:value="105.88" calcext:value-type="float">
            <text:p>105.88</text:p>
          </table:table-cell>
          <table:table-cell table:style-name="ce1" office:value-type="float" office:value="82.42" calcext:value-type="float">
            <text:p>82.42</text:p>
          </table:table-cell>
          <table:table-cell table:formula="of:=([.R19]/[.P19] )*100" office:value-type="float" office:value="19.6273982760219" calcext:value-type="float">
            <text:p>19.6273982760219</text:p>
          </table:table-cell>
          <table:table-cell table:formula="of:=([.S19]/[.Q19] )*100" office:value-type="float" office:value="19.0096178241114" calcext:value-type="float">
            <text:p>19.0096178241114</text:p>
          </table:table-cell>
          <table:table-cell table:formula="of:=[.I19]/[.G19]" office:value-type="float" office:value="0.181588354642363" calcext:value-type="float">
            <text:p>0.181588354642363</text:p>
          </table:table-cell>
          <table:table-cell table:formula="of:=[.L19]/[.H19]" office:value-type="float" office:value="1.69632107023411" calcext:value-type="float">
            <text:p>1.69632107023411</text:p>
          </table:table-cell>
          <table:table-cell table:formula="of:=[.J19]/[.H19]" office:value-type="float" office:value="0.728810320114668" calcext:value-type="float">
            <text:p>0.728810320114668</text:p>
          </table:table-cell>
          <table:table-cell table:formula="of:=[.B19]+[.I19]-([.J19]+[.K19])" office:value-type="float" office:value="1140.96" calcext:value-type="float">
            <text:p>1140.96</text:p>
          </table:table-cell>
          <table:table-cell table:formula="of:=[.Y19]/[.R19]" office:value-type="float" office:value="10.7759727993955" calcext:value-type="float">
            <text:p>10.775972799395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TAKE</text:p>
          </table:table-cell>
          <table:table-cell table:style-name="ce1" office:value-type="float" office:value="2108.06" calcext:value-type="float">
            <text:p>2108.0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90.37" calcext:value-type="float">
            <text:p>90.37</text:p>
          </table:table-cell>
          <table:table-cell table:style-name="ce1" table:formula="of:=[.C20]/[.D20]" office:value-type="float" office:value="1.59344915348014" calcext:value-type="float">
            <text:p>1.593449153480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8.29" calcext:value-type="float">
            <text:p>1328.29</text:p>
          </table:table-cell>
          <table:table-cell table:style-name="ce1" office:value-type="float" office:value="414.72" calcext:value-type="float">
            <text:p>414.72</text:p>
          </table:table-cell>
          <table:table-cell table:formula="of:=414.72+92.18" office:value-type="float" office:value="506.9" calcext:value-type="float">
            <text:p>506.9</text:p>
          </table:table-cell>
          <table:table-cell table:style-name="ce1" office:value-type="float" office:value="340.87" calcext:value-type="float">
            <text:p>340.87</text:p>
          </table:table-cell>
          <table:table-cell table:style-name="ce1" office:value-type="float" office:value="16.73" calcext:value-type="float">
            <text:p>16.73</text:p>
          </table:table-cell>
          <table:table-cell table:style-name="ce1" office:value-type="float" office:value="1177.68" calcext:value-type="float">
            <text:p>1177.68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formula="of:=[.C20]/[.N20]" office:value-type="float" office:value="12" calcext:value-type="float">
            <text:p>12</text:p>
          </table:table-cell>
          <table:table-cell table:style-name="ce1" office:value-type="float" office:value="1593.65" calcext:value-type="float">
            <text:p>1593.65</text:p>
          </table:table-cell>
          <table:table-cell table:formula="of:=1405.68-104.15" office:value-type="float" office:value="1301.53" calcext:value-type="float">
            <text:p>1301.53</text:p>
          </table:table-cell>
          <table:table-cell table:formula="of:=[.P20]-[.Q20]" office:value-type="float" office:value="292.12" calcext:value-type="float">
            <text:p>292.12</text:p>
          </table:table-cell>
          <table:table-cell table:style-name="ce1" office:value-type="float" office:value="159.86" calcext:value-type="float">
            <text:p>159.86</text:p>
          </table:table-cell>
          <table:table-cell table:formula="of:=([.R20]/[.P20] )*100" office:value-type="float" office:value="18.3302481724344" calcext:value-type="float">
            <text:p>18.3302481724344</text:p>
          </table:table-cell>
          <table:table-cell table:formula="of:=([.S20]/[.Q20] )*100" office:value-type="float" office:value="12.2824675574132" calcext:value-type="float">
            <text:p>12.2824675574132</text:p>
          </table:table-cell>
          <table:table-cell table:formula="of:=[.I20]/[.G20]" office:value-type="float" office:value="0.381618471869848" calcext:value-type="float">
            <text:p>0.381618471869848</text:p>
          </table:table-cell>
          <table:table-cell table:formula="of:=[.L20]/[.H20]" office:value-type="float" office:value="2.83969907407407" calcext:value-type="float">
            <text:p>2.83969907407407</text:p>
          </table:table-cell>
          <table:table-cell table:formula="of:=[.J20]/[.H20]" office:value-type="float" office:value="0.821928047839506" calcext:value-type="float">
            <text:p>0.821928047839506</text:p>
          </table:table-cell>
          <table:table-cell table:formula="of:=[.B20]+[.I20]-([.J20]+[.K20])" office:value-type="float" office:value="2257.36" calcext:value-type="float">
            <text:p>2257.36</text:p>
          </table:table-cell>
          <table:table-cell table:formula="of:=[.Y20]/[.R20]" office:value-type="float" office:value="7.72750924277694" calcext:value-type="float">
            <text:p>7.7275092427769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KPIT</text:p>
          </table:table-cell>
          <table:table-cell table:style-name="ce1" office:value-type="float" office:value="3093.71" calcext:value-type="float">
            <text:p>3093.71</text:p>
          </table:table-cell>
          <table:table-cell table:style-name="ce1" office:value-type="float" office:value="110.9" calcext:value-type="float">
            <text:p>110.9</text:p>
          </table:table-cell>
          <table:table-cell table:style-name="ce1" office:value-type="float" office:value="67.01" calcext:value-type="float">
            <text:p>67.01</text:p>
          </table:table-cell>
          <table:table-cell table:style-name="ce1" table:formula="of:=[.C21]/[.D21]" office:value-type="float" office:value="1.65497686912401" calcext:value-type="float">
            <text:p>1.654976869124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16.6" calcext:value-type="float">
            <text:p>1816.6</text:p>
          </table:table-cell>
          <table:table-cell table:style-name="ce1" office:value-type="float" office:value="761.83" calcext:value-type="float">
            <text:p>761.83</text:p>
          </table:table-cell>
          <table:table-cell table:formula="of:=761.83+150.59" office:value-type="float" office:value="912.42" calcext:value-type="float">
            <text:p>912.42</text:p>
          </table:table-cell>
          <table:table-cell table:style-name="ce1" office:value-type="float" office:value="504.93" calcext:value-type="float">
            <text:p>504.93</text:p>
          </table:table-cell>
          <table:table-cell table:style-name="ce1" office:value-type="float" office:value="23.88" calcext:value-type="float">
            <text:p>23.88</text:p>
          </table:table-cell>
          <table:table-cell table:style-name="ce1" office:value-type="float" office:value="1675.22" calcext:value-type="float">
            <text:p>1675.2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table:formula="of:=[.C21]/[.N21]" office:value-type="float" office:value="8.53076923076923" calcext:value-type="float">
            <text:p>8.53076923076923</text:p>
          </table:table-cell>
          <table:table-cell table:style-name="ce1" office:value-type="float" office:value="3708.74" calcext:value-type="float">
            <text:p>3708.74</text:p>
          </table:table-cell>
          <table:table-cell table:formula="of:=3379.93-84.3" office:value-type="float" office:value="3295.63" calcext:value-type="float">
            <text:p>3295.63</text:p>
          </table:table-cell>
          <table:table-cell table:formula="of:=[.P21]-[.Q21]" office:value-type="float" office:value="413.11" calcext:value-type="float">
            <text:p>413.11</text:p>
          </table:table-cell>
          <table:table-cell table:style-name="ce1" office:value-type="float" office:value="261.62" calcext:value-type="float">
            <text:p>261.62</text:p>
          </table:table-cell>
          <table:table-cell table:formula="of:=([.R21]/[.P21] )*100" office:value-type="float" office:value="11.1388234279027" calcext:value-type="float">
            <text:p>11.1388234279027</text:p>
          </table:table-cell>
          <table:table-cell table:formula="of:=([.S21]/[.Q21] )*100" office:value-type="float" office:value="7.93839114220953" calcext:value-type="float">
            <text:p>7.93839114220953</text:p>
          </table:table-cell>
          <table:table-cell table:formula="of:=[.I21]/[.G21]" office:value-type="float" office:value="0.502267973136629" calcext:value-type="float">
            <text:p>0.502267973136629</text:p>
          </table:table-cell>
          <table:table-cell table:formula="of:=[.L21]/[.H21]" office:value-type="float" office:value="2.19894202118583" calcext:value-type="float">
            <text:p>2.19894202118583</text:p>
          </table:table-cell>
          <table:table-cell table:formula="of:=[.J21]/[.H21]" office:value-type="float" office:value="0.66278566084297" calcext:value-type="float">
            <text:p>0.66278566084297</text:p>
          </table:table-cell>
          <table:table-cell table:formula="of:=[.B21]+[.I21]-([.J21]+[.K21])" office:value-type="float" office:value="3477.32" calcext:value-type="float">
            <text:p>3477.32</text:p>
          </table:table-cell>
          <table:table-cell table:formula="of:=[.Y21]/[.R21]" office:value-type="float" office:value="8.41741908934666" calcext:value-type="float">
            <text:p>8.4174190893466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REDINGTON</text:p>
          </table:table-cell>
          <table:table-cell table:style-name="ce1" office:value-type="float" office:value="2721.62" calcext:value-type="float">
            <text:p>2721.62</text:p>
          </table:table-cell>
          <table:table-cell table:style-name="ce1" office:value-type="float" office:value="69.2" calcext:value-type="float">
            <text:p>69.2</text:p>
          </table:table-cell>
          <table:table-cell table:style-name="ce1" office:value-type="float" office:value="99.91" calcext:value-type="float">
            <text:p>99.91</text:p>
          </table:table-cell>
          <table:table-cell table:style-name="ce1" table:formula="of:=[.C22]/[.D22]" office:value-type="float" office:value="0.692623361024922" calcext:value-type="float">
            <text:p>0.6926233610249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30.56" calcext:value-type="float">
            <text:p>3530.56</text:p>
          </table:table-cell>
          <table:table-cell table:style-name="ce1" office:value-type="float" office:value="6887.86" calcext:value-type="float">
            <text:p>6887.86</text:p>
          </table:table-cell>
          <table:table-cell table:formula="of:=6887.86+3530.56" office:value-type="float" office:value="10418.42" calcext:value-type="float">
            <text:p>10418.42</text:p>
          </table:table-cell>
          <table:table-cell table:style-name="ce1" office:value-type="float" office:value="541.27" calcext:value-type="float">
            <text:p>541.27</text:p>
          </table:table-cell>
          <table:table-cell table:style-name="ce1" office:value-type="float" office:value="3106.62" calcext:value-type="float">
            <text:p>3106.62</text:p>
          </table:table-cell>
          <table:table-cell table:style-name="ce1" office:value-type="float" office:value="10225.44" calcext:value-type="float">
            <text:p>10225.44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table:formula="of:=[.C22]/[.N22]" office:value-type="float" office:value="5.76666666666667" calcext:value-type="float">
            <text:p>5.76666666666667</text:p>
          </table:table-cell>
          <table:table-cell table:style-name="ce1" office:value-type="float" office:value="43498.5" calcext:value-type="float">
            <text:p>43498.5</text:p>
          </table:table-cell>
          <table:table-cell table:formula="of:=42867.93-56.94" office:value-type="float" office:value="42810.99" calcext:value-type="float">
            <text:p>42810.99</text:p>
          </table:table-cell>
          <table:table-cell table:formula="of:=[.P22]-[.Q22]" office:value-type="float" office:value="687.510000000002" calcext:value-type="float">
            <text:p>687.510000000002</text:p>
          </table:table-cell>
          <table:table-cell table:style-name="ce1" office:value-type="float" office:value="484.42" calcext:value-type="float">
            <text:p>484.42</text:p>
          </table:table-cell>
          <table:table-cell table:formula="of:=([.R22]/[.P22] )*100" office:value-type="float" office:value="1.58053725990552" calcext:value-type="float">
            <text:p>1.58053725990552</text:p>
          </table:table-cell>
          <table:table-cell table:formula="of:=([.S22]/[.Q22] )*100" office:value-type="float" office:value="1.13153188001492" calcext:value-type="float">
            <text:p>1.13153188001492</text:p>
          </table:table-cell>
          <table:table-cell table:formula="of:=[.I22]/[.G22]" office:value-type="float" office:value="2.95092563219433" calcext:value-type="float">
            <text:p>2.95092563219433</text:p>
          </table:table-cell>
          <table:table-cell table:formula="of:=[.L22]/[.H22]" office:value-type="float" office:value="1.48455979070422" calcext:value-type="float">
            <text:p>1.48455979070422</text:p>
          </table:table-cell>
          <table:table-cell table:formula="of:=[.J22]/[.H22]" office:value-type="float" office:value="0.0785831883923309" calcext:value-type="float">
            <text:p>0.078583188392331</text:p>
          </table:table-cell>
          <table:table-cell table:formula="of:=[.B22]+[.I22]-([.J22]+[.K22])" office:value-type="float" office:value="9492.15" calcext:value-type="float">
            <text:p>9492.15</text:p>
          </table:table-cell>
          <table:table-cell table:formula="of:=[.Y22]/[.R22]" office:value-type="float" office:value="13.8065628136318" calcext:value-type="float">
            <text:p>13.8065628136318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1">
            <text:p>Source = moneycontrol.com (except for TATAELXSI - from https://www.tataelxsi.com/investors/financials/Annual-Report-2017-18.pdf <text:s/>page 56/57)</text:p>
          </table:table-cell>
          <table:covered-table-cell table:number-columns-repeated="6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3" meta:object-count="0"/>
    <meta:generator>LibreOfficeDev/6.0.5.2$Linux_X86_64 LibreOffice_project/</meta:generator>
  </office:meta>
</office:document-meta>
</file>